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style:font-name="Arial" fo:font-size="12pt" style:font-size-asian="12pt" style:font-name-complex="Arial" style:font-size-complex="12pt"/>
    </style:style>
    <style:style style:name="P2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2pt" fo:language="pt" fo:country="BR" officeooo:rsid="00085d8a" officeooo:paragraph-rsid="00085d8a" style:font-size-asian="12pt" style:font-name-complex="Arial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2pt" fo:language="pt" fo:country="BR" officeooo:rsid="000e2a4f" officeooo:paragraph-rsid="000e2a4f" style:font-size-asian="12pt" style:font-name-complex="Arial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P6" style:family="paragraph" style:parent-style-name="Text_20_body" style:list-style-name="L1">
      <style:text-properties style:font-name="Arial" fo:font-size="12pt" officeooo:paragraph-rsid="00085d8a" style:font-size-asian="12pt" style:font-name-complex="Arial" style:font-size-complex="12pt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officeooo:paragraph-rsid="000a7b6a" style:font-size-asian="12pt" style:font-name-complex="Arial" style:font-size-complex="12pt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officeooo:rsid="000bd276" officeooo:paragraph-rsid="000bd276" style:font-size-asian="12pt" style:font-name-complex="Arial" style:font-size-complex="12pt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officeooo:rsid="000d4e07" officeooo:paragraph-rsid="000d4e07" style:font-size-asian="12pt" style:font-name-complex="Arial" style:font-size-complex="12pt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officeooo:rsid="000da8bd" officeooo:paragraph-rsid="000da8bd" style:font-size-asian="12pt" style:font-name-complex="Arial" style:font-size-complex="12pt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officeooo:rsid="000e2a4f" officeooo:paragraph-rsid="000e2a4f" style:font-size-asian="12pt" style:font-name-complex="Arial" style:font-size-complex="12pt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officeooo:rsid="000ed43f" officeooo:paragraph-rsid="000ed43f" style:font-size-asian="12pt" style:font-name-complex="Arial" style:font-size-complex="12pt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fo:font-style="italic" officeooo:rsid="000d4e07" officeooo:paragraph-rsid="000d4e07" style:font-size-asian="12pt" style:font-style-asian="italic" style:font-name-complex="Arial" style:font-size-complex="12pt" style:font-style-complex="italic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fo:font-style="italic" officeooo:rsid="000da8bd" officeooo:paragraph-rsid="000da8bd" style:font-size-asian="12pt" style:font-style-asian="italic" style:font-name-complex="Arial" style:font-size-complex="12pt" style:font-style-complex="italic"/>
    </style:style>
    <style:style style:name="P16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fo:font-style="italic" officeooo:rsid="000e2a4f" officeooo:paragraph-rsid="000e2a4f" style:font-size-asian="12pt" style:font-style-asian="italic" style:font-name-complex="Arial" style:font-size-complex="12pt" style:font-style-complex="italic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12pt" fo:language="pt" fo:country="BR" fo:font-style="normal" officeooo:rsid="000d4e07" officeooo:paragraph-rsid="000d4e07" style:font-size-asian="12pt" style:font-style-asian="normal" style:font-name-complex="Arial" style:font-size-complex="12pt" style:font-style-complex="normal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fo:font-style="normal" officeooo:rsid="000da8bd" officeooo:paragraph-rsid="000da8bd" style:font-size-asian="12pt" style:font-style-asian="normal" style:font-name-complex="Arial" style:font-size-complex="12pt" style:font-style-complex="normal"/>
    </style:style>
    <style:style style:name="P19" style:family="paragraph" style:parent-style-name="Text_20_body" style:list-style-name="L2">
      <style:paragraph-properties fo:text-align="start" style:justify-single-word="false"/>
      <style:text-properties style:font-name="Arial" fo:font-size="12pt" fo:language="pt" fo:country="BR" fo:font-style="normal" officeooo:rsid="000ed43f" officeooo:paragraph-rsid="000ed43f" style:font-size-asian="12pt" style:font-style-asian="normal" style:font-name-complex="Arial" style:font-size-complex="12pt" style:font-style-complex="normal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paragraph-rsid="000bd276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0bd276" officeooo:paragraph-rsid="000bd276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Arial" fo:font-size="12pt" officeooo:paragraph-rsid="00085d8a" style:font-size-asian="12pt" style:font-name-complex="Arial" style:font-size-complex="12pt"/>
    </style:style>
    <style:style style:name="P2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d276" style:font-style-asian="italic" style:font-style-complex="italic"/>
    </style:style>
    <style:style style:name="T4" style:family="text">
      <style:text-properties officeooo:rsid="00085d8a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2pt" fo:language="pt" fo:country="BR" style:font-size-asian="12pt" style:font-name-complex="Arial" style:font-size-complex="12pt"/>
    </style:style>
    <style:style style:name="T7" style:family="text">
      <style:text-properties style:font-name="Arial" fo:font-size="12pt" fo:language="pt" fo:country="BR" officeooo:rsid="000a7b6a" style:font-size-asian="12pt" style:font-name-complex="Arial" style:font-size-complex="12pt"/>
    </style:style>
    <style:style style:name="T8" style:family="text">
      <style:text-properties style:font-name="Arial" fo:font-size="12pt" fo:language="pt" fo:country="BR" fo:font-style="italic" officeooo:rsid="000a7b6a" style:font-size-asian="12pt" style:font-style-asian="italic" style:font-name-complex="Arial" style:font-size-complex="12pt" style:font-style-complex="italic"/>
    </style:style>
    <style:style style:name="T9" style:family="text">
      <style:text-properties style:font-name="Arial" fo:font-size="12pt" fo:language="pt" fo:country="BR" fo:font-weight="bold" officeooo:rsid="000a7b6a" style:font-size-asian="12pt" style:font-weight-asian="bold" style:font-name-complex="Arial" style:font-size-complex="12pt" style:font-weight-complex="bold"/>
    </style:style>
    <style:style style:name="T10" style:family="text">
      <style:text-properties style:font-name="Arial" fo:font-size="12pt" fo:language="pt" fo:country="BR" fo:font-weight="normal" officeooo:rsid="000a7b6a" style:font-size-asian="12pt" style:font-weight-asian="normal" style:font-name-complex="Arial" style:font-size-complex="12pt" style:font-weight-complex="normal"/>
    </style:style>
    <style:style style:name="T11" style:family="text">
      <style:text-properties officeooo:rsid="00096350"/>
    </style:style>
    <style:style style:name="T12" style:family="text">
      <style:text-properties officeooo:rsid="000bd276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da8bd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bd276" style:font-weight-asian="bold" style:font-weight-complex="bold"/>
    </style:style>
    <style:style style:name="T18" style:family="text">
      <style:text-properties fo:font-weight="bold" officeooo:rsid="000e2a4f" style:font-weight-asian="bold" style:font-weight-complex="bold"/>
    </style:style>
    <style:style style:name="T19" style:family="text">
      <style:text-properties officeooo:rsid="000e2a4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Lista_de_títulos_e_nomes_de_Deus_(Judaico-Cristãos)"/>Lista de títulos e nomes de Deus (Judaico-Cristãos)</text:h>
      <text:list xml:id="list1604350871" text:style-name="L1">
        <text:list-item>
          <text:p text:style-name="P22">Abbá - Pai </text:p>
        </text:list-item>
        <text:list-item>
          <text:p text:style-name="P22">Adon Hakavod - Rei da Glória </text:p>
        </text:list-item>
        <text:list-item>
          <text:p text:style-name="P24"><text:a xlink:type="simple" xlink:href="https://pt.wikipedia.org/wiki/Adonay" text:style-name="Internet_20_link" text:visited-style-name="Visited_20_Internet_20_Link"><text:span text:style-name="T5">Adonay</text:span></text:a><text:span text:style-name="T5"> (חשם) - Senhor </text:span></text:p>
        </text:list-item>
        <text:list-item>
          <text:p text:style-name="P22">Attiq Yômin - Antigo de Dias </text:p>
        </text:list-item>
        <text:list-item>
          <text:p text:style-name="P22">El (אל) - Deus "Aquele que vai adiante ou começa as coisas" </text:p>
        </text:list-item>
        <text:list-item>
          <text:p text:style-name="P22">El-Berit - Deus que faz pacto ou aliança </text:p>
        </text:list-item>
        <text:list-item>
          <text:p text:style-name="P22">El Caná - O Deus Zeloso </text:p>
        </text:list-item>
        <text:list-item>
          <text:p text:style-name="P22">El Deot - O Deus das Sabedorias </text:p>
        </text:list-item>
        <text:list-item>
          <text:p text:style-name="P22">El Elah - Todo Poderoso </text:p>
        </text:list-item>
        <text:list-item>
          <text:p text:style-name="P24"><text:span text:style-name="T5">El Elhôhê Israel - </text:span><text:a xlink:type="simple" xlink:href="https://pt.wikipedia.org/wiki/Deus" text:style-name="Internet_20_link" text:visited-style-name="Visited_20_Internet_20_Link"><text:span text:style-name="T5">Deus</text:span></text:a><text:span text:style-name="T5"> de </text:span><text:a xlink:type="simple" xlink:href="https://pt.wikipedia.org/wiki/Israel" text:style-name="Internet_20_link" text:visited-style-name="Visited_20_Internet_20_Link"><text:span text:style-name="T5">Israel</text:span></text:a><text:span text:style-name="T5"> </text:span></text:p>
        </text:list-item>
        <text:list-item>
          <text:p text:style-name="P24"><text:span text:style-name="T5">El-Elyon (אל עליון ) - </text:span><text:a xlink:type="simple" xlink:href="https://pt.wikipedia.org/wiki/Deus" text:style-name="Internet_20_link" text:visited-style-name="Visited_20_Internet_20_Link"><text:span text:style-name="T5">Deus</text:span></text:a><text:span text:style-name="T5"> que faz pacto ou aliança </text:span></text:p>
        </text:list-item>
        <text:list-item>
          <text:p text:style-name="P24"><text:span text:style-name="T5">El-Ne'eman - </text:span><text:a xlink:type="simple" xlink:href="https://pt.wikipedia.org/wiki/Deus" text:style-name="Internet_20_link" text:visited-style-name="Visited_20_Internet_20_Link"><text:span text:style-name="T5">Deus</text:span></text:a><text:span text:style-name="T5"> de graça e misericórdia </text:span></text:p>
        </text:list-item>
        <text:list-item>
          <text:p text:style-name="P24"><text:span text:style-name="T5">El-Nosse - </text:span><text:a xlink:type="simple" xlink:href="https://pt.wikipedia.org/wiki/Deus" text:style-name="Internet_20_link" text:visited-style-name="Visited_20_Internet_20_Link"><text:span text:style-name="T5">Deus</text:span></text:a><text:span text:style-name="T5"> de compaixão </text:span></text:p>
        </text:list-item>
        <text:list-item>
          <text:p text:style-name="P24"><text:span text:style-name="T5">El-Olan (אל עלם) - </text:span><text:a xlink:type="simple" xlink:href="https://pt.wikipedia.org/wiki/Deus" text:style-name="Internet_20_link" text:visited-style-name="Visited_20_Internet_20_Link"><text:span text:style-name="T5">Deus</text:span></text:a><text:span text:style-name="T5"> </text:span><text:a xlink:type="simple" xlink:href="https://pt.wikipedia.org/wiki/Eterno" text:style-name="Internet_20_link" text:visited-style-name="Visited_20_Internet_20_Link"><text:span text:style-name="T5">eterno</text:span></text:a><text:span text:style-name="T5">, da eternidade </text:span></text:p>
        </text:list-item>
        <text:list-item>
          <text:p text:style-name="P22">El-Qana - Deus zeloso </text:p>
        </text:list-item>
        <text:list-item>
          <text:p text:style-name="P22">El Raí - O Deus que tudo vê </text:p>
        </text:list-item>
        <text:list-item>
          <text:p text:style-name="P22">El-Ro'i - Deus que vê (da vista) </text:p>
        </text:list-item>
        <text:list-item>
          <text:p text:style-name="P22">El-Sale'i - Deus é minha rocha, o meu refúgio </text:p>
        </text:list-item>
        <text:list-item>
          <text:p text:style-name="P22">El-Shadday (אל שדי ) - Deus Todo-Poderoso </text:p>
        </text:list-item>
        <text:list-item>
          <text:p text:style-name="P22">Eliom - Altíssimo </text:p>
        </text:list-item>
        <text:list-item>
          <text:p text:style-name="P24"><text:a xlink:type="simple" xlink:href="https://pt.wikipedia.org/wiki/Elohim" text:style-name="Internet_20_link" text:visited-style-name="Visited_20_Internet_20_Link"><text:span text:style-name="T5">Elohim</text:span></text:a><text:span text:style-name="T5"> – (plural) (אלחים) - Deus; Criador "implícito o poder criativo e a onipotência" </text:span></text:p>
        </text:list-item>
        <text:list-item>
          <text:p text:style-name="P22">Eloah – (singular) (אלוה ) - Deus; Criador "implícito o poder criativo e a onipotência" </text:p>
        </text:list-item>
        <text:list-item>
          <text:p text:style-name="P22">Ferrer - (singular) - Deus; Criador de céus e terra </text:p>
        </text:list-item>
        <text:list-item>
          <text:p text:style-name="P22">Há'Shem – (השם) - O Nome - Senhor - o mesmo que YHVH </text:p>
        </text:list-item>
        <text:list-item>
          <text:p text:style-name="P22">Kadosh - Santo </text:p>
        </text:list-item>
        <text:list-item>
          <text:p text:style-name="P22">Kadosh Israel - Santo de Israel </text:p>
        </text:list-item>
        <text:list-item>
          <text:p text:style-name="P22">Malakh Brit - O Anjo da Aliança </text:p>
        </text:list-item>
        <text:list-item>
          <text:p text:style-name="P22">Maor - Criador da Luz </text:p>
        </text:list-item>
        <text:list-item>
          <text:p text:style-name="P22">Margen - Protetor </text:p>
        </text:list-item>
        <text:list-item>
          <text:p text:style-name="P22">Mikadiskim - Que nos santifica </text:p>
        </text:list-item>
        <text:list-item>
          <text:p text:style-name="P22">Palet - Libertador YHWH – (יהוה) - Tetragrama; quase sempre traduzido por <text:span text:style-name="T1">Senhor</text:span>. </text:p>
        </text:list-item>
        <text:list-item>
          <text:p text:style-name="P22">Yahweh - Iavé - (יהוה) - Eu Sou </text:p>
        </text:list-item>
        <text:list-item>
          <text:p text:style-name="P22">YHWH (Ha'Shem) El Elion Norah - O Senhor Deus Altíssimo é Tremendo </text:p>
        </text:list-item>
        <text:list-item>
          <text:p text:style-name="P22">YHWH (Ha'Shem) Elohêkha - O Senhor teu Deus </text:p>
        </text:list-item>
        <text:list-item>
          <text:p text:style-name="P22">YHWH (Ha'Shem) Elohim – (יהוה אלהים) - Senhor (criador) de todas as coisas </text:p>
        </text:list-item>
        <text:list-item>
          <text:p text:style-name="P22">Jehovah – (יהוה) - O Senhor Eterno </text:p>
        </text:list-item>
        <text:list-item>
          <text:p text:style-name="P22">Jeová Rafah – (יהוה רפה) - O Senhor que te sara </text:p>
        </text:list-item>
        <text:list-item>
          <text:p text:style-name="P22">Jeová Tzevaoth – (Sebhãôth) – (יהוה צבאות) - Senhor das Hostes Celestiais </text:p>
        </text:list-item>
        <text:list-item>
          <text:p text:style-name="P22">Jeová Shalom – (יהוה שלום) - O Senhor é Paz </text:p>
        </text:list-item>
        <text:list-item>
          <text:p text:style-name="P23">Jeová Shammah – (יהוה שמה) - O Senhor está presente; O Senhor está ali </text:p>
        </text:list-item>
        <text:list-item>
          <text:p text:style-name="P6">Jeová Tzidkeinu – (יהוה צדקנו) - Senhor Justiça nossa; O Senhor é a nossa Justiça</text:p>
        </text:list-item>
      </text:list>
      <text:p text:style-name="P2"/>
      <text:p text:style-name="P3"><text:soft-page-break/>Lista com alguns nomes de Deus apresentados na bíblia:</text:p>
      <text:list xml:id="list2931963765" text:style-name="L2">
        <text:list-item>
          <text:p text:style-name="P7">Yhwh-Shammah - O Senhor que está presente <text:span text:style-name="T11">(</text:span>Ezequiel 48:35.<text:span text:style-name="T11">)</text:span></text:p>
          <text:list>
            <text:list-item>
              <text:p text:style-name="P20"><text:span text:style-name="T8">NAA</text:span><text:span text:style-name="T7"> – “O contorno será de nove quilômetros. E o nome da cidade desde aquele dia será: </text:span><text:span text:style-name="T9">‘O senhor está Ali’</text:span><text:span text:style-name="T10">”</text:span><text:span text:style-name="T7">. Em Hebraico, Javé Shamá</text:span></text:p>
            </text:list-item>
            <text:list-item>
              <text:p text:style-name="P21"><text:span text:style-name="T7">O </text:span><text:span text:style-name="T6">senhor que está presente, o Deus que habita no meio do seu povo, desde o começo da bíblia mostrando seu interesse em estar no meio do povo de Deus.</text:span></text:p>
            </text:list-item>
          </text:list>
        </text:list-item>
        <text:list-item>
          <text:p text:style-name="P7"><text:span text:style-name="T12">El </text:span>Shadai - Deus Todo-Poderoso. Gênesis 17:1-22.</text:p>
          <text:list>
            <text:list-item>
              <text:p text:style-name="P9"><text:span text:style-name="T2">NAA</text:span> – “Quando Abraão atingiu a idade de noventa e nove anos, o Senhos apareceu a ele e disse: – Eu sou <text:span text:style-name="T16">o Deus Todo-Poderoso</text:span>; ande na minha presença e seja perfeito.</text:p>
            </text:list-item>
            <text:list-item>
              <text:p text:style-name="P9">O Deus todo poderoso que veio ao homem trazer uma aliança, para que sejamos seus servos fiéis. Escolheu seu povo, separou seu povo e cuidou dele com mão forte e poderosa.</text:p>
            </text:list-item>
          </text:list>
        </text:list-item>
        <text:list-item>
          <text:p text:style-name="P8">Yhwh-Raah - O Senhor é o meu pastor. Salmos 23:1.</text:p>
          <text:list>
            <text:list-item>
              <text:p text:style-name="P9"><text:span text:style-name="T2">NAA</text:span> - “<text:span text:style-name="T16">O senhor é o meu pastor</text:span>; nada me faltará.”</text:p>
            </text:list-item>
            <text:list-item>
              <text:p text:style-name="P9">O deus que cuidou de Israel e trouxe tamanhos livramentos seguidamente para cumprir sua promessa de fazer benditas todas as famílias da terra através da descendência de Abraão.</text:p>
            </text:list-item>
          </text:list>
        </text:list-item>
        <text:list-item>
          <text:p text:style-name="P8">Yhwh-Yireh - <text:s/>Deus proverá. Gênesis 22:14.</text:p>
          <text:list>
            <text:list-item>
              <text:p text:style-name="P8"><text:span text:style-name="T3">NAA</text:span><text:span text:style-name="T12"> - </text:span>“<text:span text:style-name="T12">E Abraão deu àquele lugar o nome de </text:span><text:span text:style-name="T17">‘O Senhor proverá’</text:span><text:span text:style-name="T12">”. Javé Jirê</text:span></text:p>
            </text:list-item>
            <text:list-item>
              <text:p text:style-name="P10">O senhor que proveu o cordeiro para o sacrifício em favor de Abraão naquele monte. Simbolizando e apontando para a cruz onde o verdadeiro cordeiro e sacrifício perfeito de Deus pela humanidade seria revelado.</text:p>
            </text:list-item>
          </text:list>
        </text:list-item>
        <text:list-item>
          <text:p text:style-name="P7">Yhwh-Tsidkenu - Deus justiça nossa. Jeremias 23:6.</text:p>
          <text:list>
            <text:list-item>
              <text:p text:style-name="P14">NAA<text:span text:style-name="T13"> – “Nos seus dias, Judá será salvo, e Israel habitará seguro. E este será o nome pelo qual será chamado: </text:span><text:span text:style-name="T15">‘Senhor, Justiça Nossa’</text:span><text:span text:style-name="T13">”.</text:span></text:p>
            </text:list-item>
            <text:list-item>
              <text:p text:style-name="P10">Profecia de Jeremias sobre o renovo de Davi. O Deus que dispersou os filhos de Israel agora os ajunta e habitarão na sua própria terra.</text:p>
            </text:list-item>
          </text:list>
        </text:list-item>
        <text:list-item>
          <text:p text:style-name="P7">Yhwh-Nissi - Senhor, minha bandeira. Êxodo 17:15.</text:p>
          <text:list>
            <text:list-item>
              <text:p text:style-name="P14">NAA <text:span text:style-name="T13"><text:s/>- “E Moisés edificou um altar e lhe deu o nome de </text:span><text:span text:style-name="T15">O Senhor é Minha Bandeira.</text:span><text:span text:style-name="T13">”</text:span></text:p>
            </text:list-item>
            <text:list-item>
              <text:p text:style-name="P14"><text:span text:style-name="T13">“Por que o Senhor jurou, haverá guerra do Senhor contra os amalequitas de geração em geração. O senhor com mão forte trazendo juízo sobre o opressor do seu povo </text:span><text:span text:style-name="T14">que luta pela sua bandeira, que é o senhor.</text:span></text:p>
            </text:list-item>
          </text:list>
        </text:list-item>
      </text:list>
      <text:p text:style-name="P17"/>
      <text:list xml:id="list165632317287763" text:continue-numbering="true" text:style-name="L2">
        <text:list-item>
          <text:p text:style-name="P7"><text:soft-page-break/>El Elyon - <text:span text:style-name="T4">O</text:span> mais elevado, Forte dos fortes. Isaías 14:13.</text:p>
          <text:list>
            <text:list-item>
              <text:p text:style-name="P14">NAA<text:span text:style-name="T13"> – “Você pensava assim: ‘Subirei ao céu, exaltarei o meu trono </text:span><text:span text:style-name="T15">acima das estrelas</text:span><text:span text:style-name="T13"> e me assentarei no monte da congregação, nas extremidades do Norte.”</text:span></text:p>
            </text:list-item>
            <text:list-item>
              <text:p text:style-name="P18">Citação de parte do Hino triunfal sobre a queda da Babilônia. Onde aquele que queria se exaltar ao mais elevado, ao Forte dos fortes mas cairá até o mais profundo abismo.</text:p>
            </text:list-item>
          </text:list>
        </text:list-item>
        <text:list-item>
          <text:p text:style-name="P7">El Olam - O Eterno Deus. Isaías 40:28.</text:p>
          <text:list>
            <text:list-item>
              <text:p text:style-name="P15">NAA –<text:span text:style-name="T13"> “Será que você não sabe, nem ouviu que O</text:span><text:span text:style-name="T15"> eterno Deus</text:span><text:span text:style-name="T13">, o Senhor, o Criador dos confins da terra, nem se cansa, nem se fatiga? A sabedoria dele é insondável.”</text:span></text:p>
            </text:list-item>
            <text:list-item>
              <text:p text:style-name="P18">O Deus Eterno. O princípio e o fim, todas as coisas provém dele. Ora, qual pode ser a limitação desse Deus? A fatiga? O Cansaço? Nem mesmo sua sabedoria pode ser compreendida por homem algum ou até mesmo anjo no mais alto dos céus.</text:p>
            </text:list-item>
          </text:list>
        </text:list-item>
        <text:list-item>
          <text:p text:style-name="P7">El Roi - O Deus que vê. Gênesis 16:13.</text:p>
          <text:list>
            <text:list-item>
              <text:p text:style-name="P15">NAA<text:span text:style-name="T13"> – “Então Agar deu ao Senhor, que havia falado com ela, o nome de </text:span><text:span text:style-name="T15">‘Tu és o Deus que vê’</text:span><text:span text:style-name="T13">. Porque ela dizia: </text:span><text:span text:style-name="T15">‘Neste lugar eu olhei para Aquele que me vê!’</text:span><text:span text:style-name="T13">”</text:span></text:p>
            </text:list-item>
            <text:list-item>
              <text:p text:style-name="P18">O Deus que tudo vê também tudo conhece, tudo sabe e tudo pode. Ele atende as nossas necessidades, ele sabe do que precisamos, ele nos vê na nossa aflição e se compadece dos seus.</text:p>
            </text:list-item>
          </text:list>
        </text:list-item>
        <text:list-item>
          <text:p text:style-name="P7">Yhwh-Shalom - O Senhor da Paz. Juízes 6:24.</text:p>
          <text:list>
            <text:list-item>
              <text:p text:style-name="P11">NAA – “<text:span text:style-name="T19">Então Gideão edificou ali um altar ao Senhor e lhe deu o nome de </text:span><text:span text:style-name="T18">‘O Senhor é Paz’</text:span><text:span text:style-name="T19">. Até o dia de hoje esse altar está em Ofra, que pertence à família de Abiezer.</text:span>”</text:p>
            </text:list-item>
            <text:list-item>
              <text:p text:style-name="P12">O Senhor que trouxe paz para seu povo, mesmo no seu erro, se compadeceu e teve compaixão dos seus nos seus momentos de amargura.</text:p>
            </text:list-item>
          </text:list>
        </text:list-item>
        <text:list-item>
          <text:p text:style-name="P7">Yhwh-El Gmolan - O Deus que recompensa. Jeremias 51:56.</text:p>
          <text:list>
            <text:list-item>
              <text:p text:style-name="P12"><text:span text:style-name="T2">NAA</text:span> – “Porque um destruidor vem contra ela, contra a Babilônia; os seus valentes estão presos, já estão quebrados os seus arcos. Porque o Senhor é <text:span text:style-name="T16">Deus que retribui</text:span>, e ele certamente lhe retribuirá”.</text:p>
            </text:list-item>
            <text:list-item>
              <text:p text:style-name="P12">A profecia da destruição da Babilônia. O Deus que não deixou impune o povo que ele usou para reprimir Israel. Mesmo Deus tendo usado o povo, as consequências de Seus atos não foi revogada.</text:p>
            </text:list-item>
          </text:list>
        </text:list-item>
      </text:list>
      <text:p text:style-name="P4"/>
      <text:p text:style-name="P4"/>
      <text:list xml:id="list165632608143868" text:continue-numbering="true" text:style-name="L2">
        <text:list-item>
          <text:p text:style-name="P8"><text:soft-page-break/>Yhwh-Maccadeshcem - O Deus que nos santifica. Êxodo 31:13.</text:p>
          <text:list>
            <text:list-item>
              <text:p text:style-name="P16">NAA <text:span text:style-name="T13">- “– Fale aos filhos de Israel e diga-lhes o seguinte: “Certamente vocês guardarão os meus sábados, pois é sinal entre mim e vocês de geração em geração, para que vocês saibam que eu sou </text:span><text:span text:style-name="T15">o Senhor, que os santifica.</text:span><text:span text:style-name="T13">”</text:span></text:p>
            </text:list-item>
            <text:list-item>
              <text:p text:style-name="P19">Instituição do sábado santo e as duas tábuas do testemunho. O testemunho que Israel seria para os povos para que todos possam ver a glória de Deus.</text:p>
            </text:list-item>
          </text:list>
        </text:list-item>
        <text:list-item>
          <text:p text:style-name="P7">Yhwh-Nakeo - O Deus que destrói completamente o mal. Ezequiel 7:9.</text:p>
          <text:list>
            <text:list-item>
              <text:p text:style-name="P13"><text:span text:style-name="T2">NAA</text:span> – “Os meus olhos não terão piedade, e eu não os pouparei. Segundo os seus caminhos, assim os castigarei, e os farei pagar por suas abominações. E vocês saberão que eu, <text:span text:style-name="T16">o Senhor sou o que castiga.</text:span>”</text:p>
            </text:list-item>
            <text:list-item>
              <text:p text:style-name="P13">Deus destruindo o mal, trazendo justiça boa e agradável. Pois Deus é Justo em sua plenitude. Ele não tolera o mal.</text:p>
            </text:list-item>
          </text:list>
        </text:list-item>
        <text:list-item>
          <text:p text:style-name="P7">Yhwh Saabbaoth - O Deus dos exércitos. I Samuel 1:3.</text:p>
          <text:list>
            <text:list-item>
              <text:p text:style-name="P13"><text:span text:style-name="T2">NAA</text:span> – “Todos os anos esse homem ia da sua cidade para adorar e sacrificar ao <text:span text:style-name="T16">Senhor dos Exércitos</text:span>, em Siló, onde Hofni e Fineias, os dois filhos de Eli, eram sacerdotes do Senhor.”</text:p>
            </text:list-item>
            <text:list-item>
              <text:p text:style-name="P13">O Senhor de todos os exércitos. Todos deem glória a Deus. Ele é o general que comanda não somente seu povo, mas também todos os povos estarão debaixo da sua autoridade como O senhor de todos os exércitos.</text:p>
            </text:list-item>
          </text:list>
        </text:list-item>
        <text:list-item>
          <text:p text:style-name="P7">Adonai – Senhor. Salmo 97:5.</text:p>
          <text:list>
            <text:list-item>
              <text:p text:style-name="P13"><text:span text:style-name="T2">NAA</text:span> – “Os montes se derretem como cera na presença do <text:span text:style-name="T16">Senhor</text:span>, na presença do Senhor de toda a terra.”</text:p>
            </text:list-item>
            <text:list-item>
              <text:p text:style-name="P13">Deus é senhor. Ele é senhor em todas as áreas de nossa vida em toda a terra. Seu nome é santo e deve ser glorificado, pois sua santidade é plena.</text:p>
            </text:list-item>
          </text:list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06T16:56:31.926000000</dc:date>
    <meta:editing-duration>PT1H4M25S</meta:editing-duration>
    <meta:editing-cycles>7</meta:editing-cycles>
    <meta:document-statistic meta:table-count="0" meta:image-count="0" meta:object-count="0" meta:page-count="4" meta:paragraph-count="88" meta:word-count="1429" meta:character-count="7440" meta:non-whitespace-character-count="6118"/>
  </office:meta>
</office:document-meta>
</file>